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D00000384CFC0BA33.png"/>
  <manifest:file-entry manifest:media-type="image/png" manifest:full-path="Pictures/1000020000000231000001A4B0F8BD3B.png"/>
  <manifest:file-entry manifest:media-type="image/png" manifest:full-path="Pictures/100000000000044D00000384D5A29AB2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489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7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date-time-name="dtd1"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11:57:20.04</dc:date>
    <meta:editing-cycles>344</meta:editing-cycles>
    <meta:editing-duration>PT17H25M4S</meta:editing-duration>
    <meta:generator>OpenOffice/4.0.1$Win32 OpenOffice.org_project/401m5$Build-9714</meta:generator>
    <dc:creator>Simon Wallny</dc:creator>
    <meta:document-statistic meta:object-count="126"/>
  </office:meta>
</office:document-meta>
</file>